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style:text-properties style:font-name="Arial" officeooo:rsid="001a8402" officeooo:paragraph-rsid="001a8402"/>
    </style:style>
    <style:style style:name="P2" style:family="paragraph" style:parent-style-name="Standard">
      <style:paragraph-properties fo:line-height="150%"/>
      <style:text-properties style:font-name="Arial" fo:font-weight="bold" style:font-weight-asian="bold" style:font-weight-complex="bold"/>
    </style:style>
    <style:style style:name="P3" style:family="paragraph" style:parent-style-name="Standard">
      <style:paragraph-properties fo:line-height="150%" fo:text-align="center" style:justify-single-word="false"/>
      <style:text-properties style:font-name="Arial" fo:font-size="18pt" fo:font-weight="bold" officeooo:rsid="00198b82" officeooo:paragraph-rsid="00198b82" style:font-size-asian="18pt" style:font-weight-asian="bold" style:font-size-complex="18pt" style:font-weight-complex="bold"/>
    </style:style>
    <style:style style:name="P4" style:family="paragraph" style:parent-style-name="Standard">
      <style:paragraph-properties fo:line-height="115%"/>
      <style:text-properties style:font-name="Arial" fo:font-size="14pt" fo:font-weight="bold" officeooo:rsid="00198b82" officeooo:paragraph-rsid="00198b82" style:font-size-asian="14pt" style:font-weight-asian="bold" style:font-size-complex="14pt" style:font-weight-complex="bold"/>
    </style:style>
    <style:style style:name="P5" style:family="paragraph" style:parent-style-name="Standard">
      <style:paragraph-properties fo:line-height="115%"/>
      <style:text-properties style:font-name="Arial" fo:font-size="14pt" fo:font-weight="bold" style:font-size-asian="14pt" style:font-weight-asian="bold" style:font-size-complex="14pt" style:font-weight-complex="bold"/>
    </style:style>
    <style:style style:name="P6" style:family="paragraph" style:parent-style-name="Standard">
      <style:paragraph-properties fo:line-height="115%"/>
      <style:text-properties style:font-name="Arial" fo:font-size="14pt" fo:font-weight="bold" officeooo:paragraph-rsid="00198b82" style:font-size-asian="14pt" style:font-weight-asian="bold" style:font-size-complex="14pt" style:font-weight-complex="bold"/>
    </style:style>
    <style:style style:name="P7" style:family="paragraph" style:parent-style-name="Standard">
      <style:paragraph-properties fo:line-height="115%"/>
      <style:text-properties style:font-name="Arial" fo:font-size="14pt" officeooo:rsid="00198b82" officeooo:paragraph-rsid="00198b82" style:font-size-asian="14pt" style:font-size-complex="14pt"/>
    </style:style>
    <style:style style:name="P8" style:family="paragraph" style:parent-style-name="Standard">
      <style:paragraph-properties fo:line-height="115%"/>
      <style:text-properties style:font-name="Arial" fo:font-size="14pt" style:font-size-asian="14pt" style:font-size-complex="14pt"/>
    </style:style>
    <style:style style:name="P9" style:family="paragraph" style:parent-style-name="Standard">
      <style:paragraph-properties fo:line-height="115%"/>
      <style:text-properties style:font-name="Arial" fo:font-size="14pt" officeooo:paragraph-rsid="00198b82" style:font-size-asian="14pt" style:font-size-complex="14pt"/>
    </style:style>
    <style:style style:name="P10" style:family="paragraph" style:parent-style-name="Standard">
      <style:paragraph-properties fo:line-height="115%"/>
      <style:text-properties style:font-name="Arial" fo:font-size="14pt" fo:font-weight="normal" officeooo:rsid="00198b82" officeooo:paragraph-rsid="00198b82" style:font-size-asian="14pt" style:font-weight-asian="normal" style:font-size-complex="14pt" style:font-weight-complex="normal"/>
    </style:style>
    <style:style style:name="P11" style:family="paragraph" style:parent-style-name="Standard">
      <style:paragraph-properties fo:line-height="115%"/>
      <style:text-properties style:font-name="Arial" fo:font-size="14pt" fo:font-weight="normal" officeooo:rsid="001a0843" officeooo:paragraph-rsid="001a0843"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officeooo:rsid="001a8402"/>
    </style:style>
    <style:style style:name="T3" style:family="text">
      <style:text-properties fo:color="#8080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Projektantrag</text:p>
      <text:p text:style-name="P2"/>
      <text:p text:style-name="P5">Projektantrag: <text:span text:style-name="T1">Tankstellenpreise-App </text:span></text:p>
      <text:p text:style-name="P8"/>
      <text:p text:style-name="P6">Projekt-Bezeichnung: </text:p>
      <text:p text:style-name="P9">Entwicklung einer App, welche die besten Tankstellenpreise auf deiner Route findet und vorschlägt, nachdem man sein Smartphone mit dem Navigationssystem im Auto verbindet. </text:p>
      <text:p text:style-name="P8"/>
      <text:p text:style-name="P6">Projekthintergrund:</text:p>
      <text:p text:style-name="P9">Ich habe selbst festgestellt, dass es frustrierend sein kann, an einer Tankstelle vorbeizufahren um herauszufinden, dass die nächste teurer ist. Auch lenkt es vom Fahren ab ständig auf die Tankstellenpreise zu schauen, mit dieser App hätte man alles auf einem Blick. </text:p>
      <text:p text:style-name="P9"/>
      <text:p text:style-name="P4">Projektergebnis:</text:p>
      <text:p text:style-name="P7">Benutzer können sich mehr auf das Fahren konzentrieren.</text:p>
      <text:p text:style-name="P7"/>
      <text:p text:style-name="P4">Projektziel:</text:p>
      <text:p text:style-name="P10">Unfalls-rate senken.</text:p>
      <text:p text:style-name="P4"/>
      <text:p text:style-name="P4">Projektrisiken:</text:p>
      <text:p text:style-name="P11">Zeitliches Risiko: <text:span text:style-name="T2">Bei schlechtem Zeitmanagement könnte sich das Projekt nicht bis zum ende des Schuljahres ausgehen.</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officeooo:rsid="001a8402" officeooo:paragraph-rsid="001a8402"/>
    </style:style>
    <style:style style:name="MT1" style:family="text">
      <style:text-properties fo:color="#8080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Dionis Raci</text:span><text:tab/><text:tab/><text:span text:style-name="MT1">3AHIF</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6:07:34.126000000</meta:creation-date>
    <dc:date>2018-10-14T16:26:14.082000000</dc:date>
    <meta:editing-duration>PT8M28S</meta:editing-duration>
    <meta:editing-cycles>3</meta:editing-cycles>
    <meta:generator>LibreOffice/6.1.1.2$Windows_X86_64 LibreOffice_project/5d19a1bfa650b796764388cd8b33a5af1f5baa1b</meta:generator>
    <meta:document-statistic meta:table-count="0" meta:image-count="0" meta:object-count="0" meta:page-count="1" meta:paragraph-count="13" meta:word-count="101" meta:character-count="782" meta:non-whitespace-character-count="689"/>
  </office:meta>
</office:document-meta>
</file>